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625in" fo:margin-left="-0.5583in" fo:break-before="page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5.3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officeooo:rsid="001f16bd" officeooo:paragraph-rsid="001f16bd"/>
    </style:style>
    <style:style style:name="P2" style:family="paragraph" style:parent-style-name="Table_20_Contents">
      <style:text-properties style:font-name="DejaVu Sans" fo:font-weight="bold" officeooo:rsid="001f16bd" officeooo:paragraph-rsid="001f16bd" style:font-weight-asian="bold" style:font-weight-complex="bold"/>
    </style:style>
    <style:style style:name="P3" style:family="paragraph" style:parent-style-name="Table_20_Contents">
      <style:text-properties style:font-name="DejaVu Sans" fo:font-weight="bold" officeooo:rsid="002055a5" officeooo:paragraph-rsid="002055a5" style:font-weight-asian="bold" style:font-weight-complex="bold"/>
    </style:style>
    <style:style style:name="P4" style:family="paragraph" style:parent-style-name="Table_20_Contents">
      <style:text-properties style:font-name="DejaVu Sans" officeooo:rsid="001f16bd" officeooo:paragraph-rsid="001f16bd"/>
    </style:style>
    <style:style style:name="P5" style:family="paragraph" style:parent-style-name="Table_20_Contents">
      <style:text-properties style:font-name="DejaVu Sans" officeooo:rsid="001f16bd" officeooo:paragraph-rsid="002590ee"/>
    </style:style>
    <style:style style:name="P6" style:family="paragraph" style:parent-style-name="Table_20_Contents">
      <style:text-properties style:font-name="DejaVu Sans" officeooo:rsid="002055a5" officeooo:paragraph-rsid="002055a5"/>
    </style:style>
    <style:style style:name="P7" style:family="paragraph" style:parent-style-name="Table_20_Contents">
      <style:text-properties officeooo:paragraph-rsid="001f16bd"/>
    </style:style>
    <style:style style:name="P8" style:family="paragraph" style:parent-style-name="cv-courses">
      <style:text-properties officeooo:rsid="003d4421" officeooo:paragraph-rsid="003d4421"/>
    </style:style>
    <style:style style:name="P9" style:family="paragraph" style:parent-style-name="cv-courses">
      <style:text-properties officeooo:rsid="003dfa4d" officeooo:paragraph-rsid="003dfa4d"/>
    </style:style>
    <style:style style:name="P10" style:family="paragraph" style:parent-style-name="cv-date">
      <style:text-properties officeooo:rsid="004a5214" officeooo:paragraph-rsid="004a5214"/>
    </style:style>
    <style:style style:name="P11" style:family="paragraph" style:parent-style-name="cv-part">
      <style:text-properties officeooo:paragraph-rsid="003d845c"/>
    </style:style>
    <style:style style:name="P12" style:family="paragraph" style:parent-style-name="Table_20_Contents">
      <style:text-properties fo:font-weight="normal" officeooo:rsid="003d845c" officeooo:paragraph-rsid="003b03e5" style:font-weight-asian="normal" style:font-weight-complex="normal"/>
    </style:style>
    <style:style style:name="P13" style:family="paragraph" style:parent-style-name="cv-courses">
      <style:text-properties officeooo:rsid="0056d2cf" officeooo:paragraph-rsid="0056d2cf"/>
    </style:style>
    <style:style style:name="P14" style:family="paragraph" style:parent-style-name="cv-title">
      <style:text-properties officeooo:paragraph-rsid="0054c692"/>
    </style:style>
    <style:style style:name="P15" style:family="paragraph" style:parent-style-name="cv-sname">
      <style:text-properties fo:font-size="10pt" style:font-size-asian="8.75pt" style:font-size-complex="10pt"/>
    </style:style>
    <style:style style:name="P16" style:family="paragraph" style:parent-style-name="cv-list">
      <style:text-properties fo:font-weight="bold" officeooo:rsid="003d845c" officeooo:paragraph-rsid="003d845c" style:font-weight-asian="bold" style:font-weight-complex="bold"/>
    </style:style>
    <style:style style:name="P17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d845c" officeooo:paragraph-rsid="003d845c" style:font-weight-asian="bold" style:font-weight-complex="bold"/>
    </style:style>
    <style:style style:name="P18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19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e3ffb" officeooo:paragraph-rsid="003e3ffb" style:font-weight-asian="bold" style:font-weight-complex="bold"/>
    </style:style>
    <style:style style:name="P20" style:family="paragraph" style:parent-style-name="cv-list">
      <style:text-properties fo:font-weight="bold" officeooo:rsid="00488145" officeooo:paragraph-rsid="00488145" style:font-weight-asian="bold" style:font-weight-complex="bold"/>
    </style:style>
    <style:style style:name="P21" style:family="paragraph" style:parent-style-name="cv-list">
      <style:text-properties officeooo:rsid="003d4421" officeooo:paragraph-rsid="003d4421"/>
    </style:style>
    <style:style style:name="P22" style:family="paragraph" style:parent-style-name="cv-list">
      <style:text-properties style:font-name="DejaVu Sans" officeooo:rsid="003d4421" officeooo:paragraph-rsid="003d4421"/>
    </style:style>
    <style:style style:name="P23" style:family="paragraph" style:parent-style-name="cv-list">
      <style:paragraph-properties fo:margin-top="0in" fo:margin-bottom="0in" style:contextual-spacing="false" fo:text-align="start" style:justify-single-word="false"/>
    </style:style>
    <style:style style:name="P24" style:family="paragraph">
      <loext:graphic-properties draw:fill-color="#dee6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e1fc" style:font-weight-asian="normal" style:font-weight-complex="normal"/>
    </style:style>
    <style:style style:name="T3" style:family="text">
      <style:text-properties fo:font-weight="normal" officeooo:rsid="003d845c" style:font-weight-asian="normal" style:font-weight-complex="normal"/>
    </style:style>
    <style:style style:name="T4" style:family="text">
      <style:text-properties fo:font-weight="normal" officeooo:rsid="0043f112" style:font-weight-asian="normal" style:font-weight-complex="normal"/>
    </style:style>
    <style:style style:name="T5" style:family="text">
      <style:text-properties fo:font-weight="normal" officeooo:rsid="00532ad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165b" style:font-weight-asian="bold" style:font-weight-complex="bold"/>
    </style:style>
    <style:style style:name="T8" style:family="text">
      <style:text-properties fo:font-weight="bold" officeooo:rsid="00329285" style:font-weight-asian="bold" style:font-weight-complex="bold"/>
    </style:style>
    <style:style style:name="T9" style:family="text">
      <style:text-properties fo:font-weight="bold" officeooo:rsid="003d845c" style:font-weight-asian="bold" style:font-weight-complex="bold"/>
    </style:style>
    <style:style style:name="T10" style:family="text">
      <style:text-properties fo:font-weight="bold" officeooo:rsid="0052a770" style:font-weight-asian="bold" style:font-weight-complex="bold"/>
    </style:style>
    <style:style style:name="T11" style:family="text">
      <style:text-properties fo:font-weight="bold" officeooo:rsid="003be1fc" style:font-weight-asian="bold" style:font-weight-complex="bold"/>
    </style:style>
    <style:style style:name="T12" style:family="text">
      <style:text-properties style:font-name="DejaVu Sans"/>
    </style:style>
    <style:style style:name="T13" style:family="text">
      <style:text-properties officeooo:rsid="00390c74"/>
    </style:style>
    <style:style style:name="T14" style:family="text">
      <style:text-properties officeooo:rsid="003b03e5"/>
    </style:style>
    <style:style style:name="T15" style:family="text">
      <style:text-properties officeooo:rsid="003be1fc"/>
    </style:style>
    <style:style style:name="T16" style:family="text">
      <style:text-properties officeooo:rsid="003d4421"/>
    </style:style>
    <style:style style:name="T17" style:family="text">
      <style:text-properties officeooo:rsid="0040ce48"/>
    </style:style>
    <style:style style:name="T18" style:family="text">
      <style:text-properties fo:color="#333333" loext:opacity="100%" fo:font-weight="bold" officeooo:rsid="003d845c" style:font-weight-asian="bold" style:font-weight-complex="bold"/>
    </style:style>
    <style:style style:name="T19" style:family="text">
      <style:text-properties fo:color="#333333" loext:opacity="100%" fo:font-weight="bold" officeooo:rsid="004f9349" style:font-weight-asian="bold" style:font-weight-complex="bold"/>
    </style:style>
    <style:style style:name="T20" style:family="text">
      <style:text-properties fo:color="#333333" loext:opacity="100%" fo:font-weight="normal" officeooo:rsid="003d845c" style:font-weight-asian="normal" style:font-weight-complex="normal"/>
    </style:style>
    <style:style style:name="T21" style:family="text">
      <style:text-properties officeooo:rsid="004d739e"/>
    </style:style>
    <style:style style:name="T22" style:family="text">
      <style:text-properties officeooo:rsid="0050dccb"/>
    </style:style>
    <style:style style:name="T23" style:family="text">
      <style:text-properties officeooo:rsid="00532ad9"/>
    </style:style>
    <style:style style:name="T24" style:family="text">
      <style:text-properties officeooo:rsid="00589bff"/>
    </style:style>
    <style:style style:name="T25" style:family="text">
      <style:text-properties style:font-name="DejaVu Sans2"/>
    </style:style>
    <style:style style:name="T26" style:family="text">
      <style:text-properties style:font-name="DejaVu Sans2" fo:font-weight="bold" style:font-weight-asian="bold" style:font-weight-complex="bold"/>
    </style:style>
    <style:style style:name="T27" style:family="text">
      <style:text-properties style:font-name="DejaVu Sans2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dee6ef" draw:fill-color="#dee6ef" draw:textarea-horizontal-align="justify" draw:textarea-vertical-align="middle" draw:auto-grow-height="false" fo:min-height="11in" fo:min-width="2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cv-fname" text:outline-level="1">Rémi</text:h>
            <text:p text:style-name="cv-sname">CHASSAGNOL</text:p>
            <text:p text:style-name="P15"/>
            <text:p text:style-name="CV-PART2"><text:span text:style-name="T13">CONTACTS</text:span>:</text:p>
            <text:p text:style-name="P2">Adress<text:span text:style-name="T21">e</text:span>:</text:p>
            <text:p text:style-name="P4">23 Bd Paul Pochet Lagaye,</text:p>
            <text:p text:style-name="P5">63000 Clermont-Ferrand</text:p>
            <text:p text:style-name="P4"><draw:custom-shape text:anchor-type="paragraph" draw:z-index="0" draw:name="Shape 1" draw:style-name="gr1" draw:text-style-name="P24" svg:width="2.9705in" svg:height="11.0004in" svg:x="-1.2283in" svg:y="-0.2402in"><text:p/><draw:enhanced-geometry svg:viewBox="0 0 21600 21600" draw:type="rectangle" draw:enhanced-path="M 0 0 L 21600 0 21600 21600 0 21600 0 0 Z N"/></draw:custom-shape></text:p>
            <text:p text:style-name="P2"><text:span text:style-name="T13">Téléphone</text:span>:</text:p>
            <text:p text:style-name="P4">+33 6 01 18 40 15</text:p>
            <text:p text:style-name="P4"/>
            <text:p text:style-name="P2">Mail:</text:p>
            <text:p text:style-name="P1"><text:a xlink:type="simple" xlink:href="mailto:chassagnol.remi@gmail.com" text:style-name="Internet_20_link" text:visited-style-name="Visited_20_Internet_20_Link"><text:span text:style-name="T12">chassagnol.remi@gmail.com</text:span></text:a></text:p>
            <text:p text:style-name="P4"/>
            <text:p text:style-name="P3">Git:</text:p>
            <text:p text:style-name="P6">github/drfailer</text:p>
            <text:p text:style-name="P6"/>
            <text:p text:style-name="P11"><text:span text:style-name="T14">LANGUES</text:span>:</text:p>
            <text:list text:style-name="List_20_1">
              <text:list-item>
                <text:p text:style-name="P16">Anglais<text:span text:style-name="T1"> – expérimenté</text:span></text:p>
              </text:list-item>
              <text:list-item>
                <text:p text:style-name="cv-list"><text:span text:style-name="T9">Allemand</text:span><text:span text:style-name="T3"> – débutant</text:span></text:p>
              </text:list-item>
            </text:list>
            <text:p text:style-name="P11"><text:span text:style-name="T14">CENTRES D’INTÉRÊTS</text:span>:</text:p>
            <text:list text:continue-numbering="true" text:style-name="List_20_1">
              <text:list-item>
                <text:p text:style-name="P21">Ancien arche<text:span text:style-name="T22">r</text:span> et membre de l’ETAF (école du tir à l’arc français)</text:p>
              </text:list-item>
              <text:list-item>
                <text:p text:style-name="P21">Vélo et marche</text:p>
              </text:list-item>
              <text:list-item>
                <text:p text:style-name="P22">Lecture de comics</text:p>
              </text:list-item>
            </text:list>
            <text:p text:style-name="P12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4">Étudiant ingénieur</text:p>
            <text:p text:style-name="cv-part"><text:span text:style-name="T14">ÉDUCATION</text:span>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cv-date">2021 - 2023</text:p>
                </table:table-cell>
                <table:table-cell table:style-name="Table2.A1" office:value-type="string">
                  <text:p text:style-name="cv-text"><text:span text:style-name="T6">ISIMA</text:span><text:span text:style-name="T1"> – </text:span><text:span text:style-name="T2">école d’ingénieur</text:span></text:p>
                  <text:p text:style-name="cv-courses"><text:span text:style-name="T16">a</text:span>lgorithmique, <text:span text:style-name="T16">informatique, mathématiques</text:span>, <text:span text:style-name="T16">p</text:span><text:span text:style-name="T15">hysique, </text:span><text:span text:style-name="T16">recherche opérationnelle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cv-date">2019 - 2021</text:p>
                </table:table-cell>
                <table:table-cell table:style-name="Table2.A1" office:value-type="string">
                  <text:p text:style-name="cv-text"><text:span text:style-name="T6">Pr</text:span><text:span text:style-name="T10">é</text:span><text:span text:style-name="T6">p’ISI</text:span><text:span text:style-name="T11">MA</text:span><text:span text:style-name="T2"> – prépa intégré à l’ISIMA (cursus sélectif, 26 places)</text:span></text:p>
                  <text:p text:style-name="P8">informatique, mathématiques, physique, développement Linux, imagerie, réalité virtuelle</text:p>
                </table:table-cell>
              </table:table-row>
              <table:table-row>
                <table:table-cell table:style-name="Table2.A1" office:value-type="string">
                  <text:p text:style-name="cv-date">2016 - 2019</text:p>
                </table:table-cell>
                <table:table-cell table:style-name="Table2.A1" office:value-type="string">
                  <text:p text:style-name="cv-text"><text:span text:style-name="T6">Baccalauréat SSI</text:span> – Option Science<text:span text:style-name="T24">s</text:span> de l’ingénieur, spécialité physique</text:p>
                  <text:p text:style-name="P13">allemand LV2</text:p>
                </table:table-cell>
              </table:table-row>
            </table:table>
            <text:p text:style-name="cv-part"><text:span text:style-name="T14">COMPÉTENCES</text:span>:</text:p>
            <text:section text:style-name="Sect1" text:name="Section1">
              <text:list text:continue-numbering="true" text:style-name="List_20_1">
                <text:list-item>
                  <text:p text:style-name="P17">C<text:span text:style-name="T1"> – avancé</text:span></text:p>
                </text:list-item>
                <text:list-item>
                  <text:p text:style-name="P23"><text:span text:style-name="T9">P</text:span><text:span text:style-name="T6">ython</text:span><text:span text:style-name="T1">, </text:span><text:span text:style-name="T6">bash</text:span><text:span text:style-name="T1"> – </text:span><text:span text:style-name="T3">intermédiaire</text:span></text:p>
                </text:list-item>
                <text:list-item>
                  <text:p text:style-name="P23"><text:span text:style-name="T8">W</text:span><text:span text:style-name="T7">eb</text:span><text:span text:style-name="T1"> – </text:span><text:span text:style-name="T3">bases en </text:span><text:span text:style-name="T18">HTML</text:span><text:span text:style-name="T20">, </text:span><text:span text:style-name="T18">CSS</text:span><text:span text:style-name="T20">, </text:span><text:span text:style-name="T18">JavaSc</text:span><text:span text:style-name="T19">r</text:span><text:span text:style-name="T18">ipt</text:span><text:span text:style-name="T20">, </text:span><text:span text:style-name="T18">PHP</text:span></text:p>
                </text:list-item>
                <text:list-item>
                  <text:p text:style-name="P23"><text:span text:style-name="T6">C++</text:span><text:span text:style-name="T1">, </text:span><text:span text:style-name="T9">Java</text:span><text:span text:style-name="T3"> – en cours </text:span><text:span text:style-name="T4">d’apprentissage</text:span></text:p>
                </text:list-item>
                <text:list-item>
                  <text:p text:style-name="P23"><text:span text:style-name="T9">r</text:span><text:span text:style-name="T6">ust</text:span><text:span text:style-name="T1">, </text:span><text:span text:style-name="T6">haskell</text:span><text:span text:style-name="T1"> – </text:span><text:span text:style-name="T3">débutant</text:span></text:p>
                </text:list-item>
                <text:list-item>
                  <text:p text:style-name="P18">Git</text:p>
                </text:list-item>
                <text:list-item>
                  <text:p text:style-name="P19">SQL<text:span text:style-name="T1"> (MySQL, SQLite)</text:span></text:p>
                </text:list-item>
                <text:list-item>
                  <text:p text:style-name="P17">GNU/Linux<text:span text:style-name="T1">, </text:span>Windows</text:p>
                </text:list-item>
                <text:list-item>
                  <text:p text:style-name="P20">Markdown<text:span text:style-name="T1">, </text:span>Latex</text:p>
                </text:list-item>
                <text:list-item>
                  <text:p text:style-name="P19">Cyberedu</text:p>
                </text:list-item>
              </text:list>
            </text:section>
            <text:p text:style-name="cv-part"><text:span text:style-name="T14">PROJETS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cv-date">Juin 2022</text:p>
                  <text:p text:style-name="cv-date">ISIMA</text:p>
                </table:table-cell>
                <table:table-cell table:style-name="Table4.A1" office:value-type="string">
                  <text:p text:style-name="cv-text"><text:span text:style-name="T25">Création d’un jeu en </text:span><text:span text:style-name="T26">C</text:span><text:span text:style-name="T27"> et implémentation d’une </text:span><text:span text:style-name="T26">IA</text:span><text:span text:style-name="T27"> simple</text:span></text:p>
                </table:table-cell>
              </table:table-row>
              <table:table-row>
                <table:table-cell table:style-name="Table4.A1" office:value-type="string">
                  <text:p text:style-name="cv-date">Juillet 2021</text:p>
                </table:table-cell>
                <table:table-cell table:style-name="Table4.A1" office:value-type="string">
                  <text:p text:style-name="cv-text"><text:span text:style-name="T25">Apprentissage de </text:span><text:span text:style-name="T26">haskell</text:span><text:span text:style-name="T27">, implémentation d’une calculatrice CLI</text:span></text:p>
                </table:table-cell>
              </table:table-row>
              <table:table-row>
                <table:table-cell table:style-name="Table4.A1" office:value-type="string">
                  <text:p text:style-name="cv-date">Juin 2021</text:p>
                  <text:p text:style-name="cv-date"><text:span text:style-name="T17">Prep</text:span>ISIMA</text:p>
                </table:table-cell>
                <table:table-cell table:style-name="Table4.A1" office:value-type="string">
                  <text:p text:style-name="cv-text"><text:span text:style-name="T25">Création d’un </text:span><text:span text:style-name="T26">site web</text:span><text:span text:style-name="T27"> permettant l’évaluation de </text:span><text:span text:style-name="T26">tests unitaires</text:span><text:span text:style-name="T27"> sur du code fourni par l’utilisateur</text:span></text:p>
                </table:table-cell>
              </table:table-row>
              <table:table-row>
                <table:table-cell table:style-name="Table4.A1" office:value-type="string">
                  <text:p text:style-name="P10">Février 2021</text:p>
                  <text:p text:style-name="P10">Fac</text:p>
                </table:table-cell>
                <table:table-cell table:style-name="Table4.A1" office:value-type="string">
                  <text:p text:style-name="cv-text"><text:span text:style-name="T25">Implémentation </text:span><text:span text:style-name="T26">d’algorithmes de résolution de systèmes linéaires</text:span><text:span text:style-name="T27"> en </text:span><text:span text:style-name="T26">C</text:span></text:p>
                </table:table-cell>
              </table:table-row>
            </table:table>
            <text:p text:style-name="cv-part">EXPÉRIENCES<text:span text:style-name="T14"> PROFESSIONNELLES</text:span>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cv-date">202<text:span text:style-name="T23">0</text:span> - 2022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Ouvrier</text:span><text:span text:style-name="T1"> – lasure, peinture, restauration de volets </text:span><text:span text:style-name="T5">et travaux agricoles</text:span></text:p>
                  <text:p text:style-name="P9">trava<text:span text:style-name="T23">ux</text:span> manuel</text:p>
                </table:table-cell>
              </table:table-row>
              <table:table-row>
                <table:table-cell table:style-name="Table3.A1" office:value-type="string">
                  <text:p text:style-name="cv-date">2018 - 2019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Agent de restauration</text:span><text:span text:style-name="T1"> – travail sur aire d’autoroute</text:span></text:p>
                  <text:p text:style-name="P9">plonge, organisation en boutique, nettoyage</text:p>
                </table:table-cell>
              </table:table-row>
            </table:table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-fname" style:family="paragraph" style:parent-style-name="Heading_20_1" style:default-outline-level="" style:list-style-name=""/>
    <style:style style:name="cv-sname" style:family="paragraph" style:parent-style-name="Title" style:master-page-name="">
      <style:paragraph-properties fo:margin-top="0in" fo:margin-bottom="0.0799in" style:contextual-spacing="false" fo:text-align="start" style:justify-single-word="false" style:page-number="auto"/>
      <style:text-properties fo:color="#000000" loext:opacity="100%" fo:font-size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v-part" style:family="paragraph" style:parent-style-name="Table_20_index_20_heading" style:master-page-name="">
      <style:paragraph-properties fo:margin-top="0.15in" fo:margin-bottom="0.0799in" style:contextual-spacing="false" fo:line-height="100%" style:page-number="auto" fo:padding-left="0.0201in" fo:padding-right="0.0201in" fo:padding-top="0.0799in" fo:padding-bottom="0.0201in" fo:border-left="none" fo:border-right="none" fo:border-top="none" fo:border-bottom="0.06pt solid #333333"/>
      <style:text-properties fo:font-size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v-list" style:family="paragraph" style:parent-style-name="Table_20_Contents" style:next-style-name="Table_20_Contents" style:list-style-name="List_20_1" style:master-page-name="">
      <style:paragraph-properties fo:line-height="115%" fo:text-align="start" style:justify-single-word="false" style:page-number="auto" style:vertical-align="auto" style:writing-mode="page">
        <style:tab-stops/>
      </style:paragraph-properties>
      <style:text-properties style:font-name="DejaVu Sans2" fo:font-family="'DejaVu Sans'" style:font-style-name="Book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-text" style:family="paragraph" style:parent-style-name="Table_20_Contents" style:master-page-name="">
      <style:paragraph-properties style:page-number="auto" fo:padding-left="0in" fo:padding-right="0in" fo:padding-top="0.0402in" fo:padding-bottom="0.0402in" fo:border="none"/>
      <style:text-properties style:font-name="DejaVu Sans2" fo:font-family="'DejaVu Sans'" style:font-style-name="Book" style:font-family-generic="swiss" style:font-pitch="variable"/>
    </style:style>
    <style:style style:name="cv-courses" style:family="paragraph" style:parent-style-name="Table_20_Contents">
      <style:text-properties fo:font-size="10pt" fo:font-style="italic"/>
    </style:style>
    <style:style style:name="cv-date" style:family="paragraph" style:parent-style-name="cv-text">
      <style:paragraph-properties fo:text-align="end" style:justify-single-word="false"/>
    </style:style>
    <style:style style:name="cv-title" style:family="paragraph" style:parent-style-name="Table_20_Contents" style:master-page-name="">
      <style:paragraph-properties fo:text-align="center" style:justify-single-word="false" style:page-number="auto" fo:padding-left="0.1in" fo:padding-right="0.1in" fo:padding-top="0.1in" fo:padding-bottom="0.0402in" fo:border="none">
        <style:tab-stops/>
      </style:paragraph-properties>
      <style:text-properties fo:color="#2a6099" loext:opacity="100%" style:font-name="DejaVu Sans2" fo:font-family="'DejaVu Sans'" style:font-style-name="Book" style:font-family-generic="swiss" style:font-pitch="variable" fo:font-size="28pt" fo:font-style="normal" style:text-underline-style="none" fo:font-weight="normal"/>
    </style:style>
    <style:style style:name="CV-PART2" style:family="paragraph" style:parent-style-name="cv-part">
      <style:paragraph-properties fo:margin-top="0in" fo:margin-bottom="0.0799in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15:26.487808482</meta:creation-date>
    <meta:generator>LibreOffice/7.5.7.1$Linux_X86_64 LibreOffice_project/50$Build-1</meta:generator>
    <dc:date>2023-10-28T15:02:33.227805724</dc:date>
    <meta:editing-duration>PT5H38M51S</meta:editing-duration>
    <meta:editing-cycles>64</meta:editing-cycles>
    <meta:document-statistic meta:table-count="4" meta:image-count="0" meta:object-count="0" meta:page-count="1" meta:paragraph-count="62" meta:word-count="230" meta:character-count="1560" meta:non-whitespace-character-count="1395"/>
  </office:meta>
</office:document-meta>
</file>